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d9670"/>
    </style:style>
    <style:style style:name="P2" style:family="paragraph" style:parent-style-name="Standard">
      <style:text-properties fo:font-weight="bold" officeooo:paragraph-rsid="001d9670" style:font-weight-asian="bold" style:font-weight-complex="bold"/>
    </style:style>
    <style:style style:name="P3" style:family="paragraph" style:parent-style-name="Standard">
      <style:text-properties fo:font-weight="bold" officeooo:rsid="0004ed37" officeooo:paragraph-rsid="001d9670" style:font-weight-asian="bold" style:font-weight-complex="bold"/>
    </style:style>
    <style:style style:name="P4" style:family="paragraph" style:parent-style-name="Standard">
      <style:text-properties fo:font-weight="bold" officeooo:rsid="000c85c5" officeooo:paragraph-rsid="001d967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d9670" style:font-weight-asian="bold" style:font-weight-complex="bold"/>
    </style:style>
    <style:style style:name="P6" style:family="paragraph" style:parent-style-name="Standard">
      <style:text-properties fo:font-weight="normal" officeooo:paragraph-rsid="001d9670" style:font-weight-asian="normal" style:font-weight-complex="normal"/>
    </style:style>
    <style:style style:name="P7" style:family="paragraph" style:parent-style-name="Standard">
      <style:text-properties fo:font-style="normal" fo:font-weight="normal" officeooo:rsid="0006ad2f" officeooo:paragraph-rsid="001d967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officeooo:rsid="0006ad2f" officeooo:paragraph-rsid="001d9670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06ad2f" officeooo:paragraph-rsid="0021a88e" style:font-style-asian="normal" style:font-weight-asian="bold" style:font-style-complex="normal" style:font-weight-complex="bold"/>
    </style:style>
    <style:style style:name="T1" style:family="text">
      <style:text-properties officeooo:rsid="001d96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670" style:font-weight-asian="bold" style:font-weight-complex="bold"/>
    </style:style>
    <style:style style:name="T4" style:family="text">
      <style:text-properties fo:font-weight="bold" officeooo:rsid="0018d5c0" style:font-weight-asian="bold" style:font-weight-complex="bold"/>
    </style:style>
    <style:style style:name="T5" style:family="text">
      <style:text-properties fo:font-weight="bold" officeooo:rsid="0006ad2f" style:font-weight-asian="bold" style:font-weight-complex="bold"/>
    </style:style>
    <style:style style:name="T6" style:family="text">
      <style:text-properties officeooo:rsid="0006ad2f"/>
    </style:style>
    <style:style style:name="T7" style:family="text">
      <style:text-properties officeooo:rsid="000dc5d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9670" style:font-weight-asian="normal" style:font-weight-complex="normal"/>
    </style:style>
    <style:style style:name="T10" style:family="text">
      <style:text-properties fo:font-weight="normal" officeooo:rsid="0018d5c0" style:font-weight-asian="normal" style:font-weight-complex="normal"/>
    </style:style>
    <style:style style:name="T11" style:family="text">
      <style:text-properties fo:font-weight="normal" officeooo:rsid="0021a88e" style:font-weight-asian="normal" style:font-weight-complex="normal"/>
    </style:style>
    <style:style style:name="T12" style:family="text">
      <style:text-properties fo:font-style="normal" fo:font-weight="bold" officeooo:rsid="0006ad2f" style:font-style-asian="normal" style:font-weight-asian="bold" style:font-style-complex="normal" style:font-weight-complex="bold"/>
    </style:style>
    <style:style style:name="T13" style:family="text">
      <style:text-properties officeooo:rsid="002758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актическое занятие № <text:span text:style-name="T13">6</text:span></text:p>
      <text:p text:style-name="P5"/>
      <text:p text:style-name="P1"><text:span text:style-name="T3">Тема</text:span><text:span text:style-name="T1">:</text:span> составление программ с функциями в IDE PyCharm Community.</text:p>
      <text:p text:style-name="P1"><text:span text:style-name="T2">Цел</text:span><text:span text:style-name="T4">ь</text:span><text:span text:style-name="T2">:</text:span> закрепить усвоенные знания, понятия, алгоритмы, основные принципы составления программ, приобрести навыки составление программ с функциями в IDE PyCharm Community.</text:p>
      <text:p text:style-name="P1"/>
      <text:p text:style-name="P1"><text:span text:style-name="T2">Постановка задачи </text:span><text:span text:style-name="T3">5</text:span><text:span text:style-name="T5">.1</text:span></text:p>
      <text:p text:style-name="P7">Составить функцию, которая выведет на экран строку, содержащую задаваемое с клавиатуры число символов.</text:p>
      <text:p text:style-name="P8">Тип алгоритма: <text:span text:style-name="T11">циклический.</text:span></text:p>
      <text:p text:style-name="Standard"><text:bookmark-start text:name="__DdeLink__202_2425328003"/><text:span text:style-name="T12">Текст программы:</text:span><text:bookmark-end text:name="__DdeLink__202_2425328003"/><text:line-break/>#Составить функцию, которая выведет на экран строку, содержащую задаваемое с клавиатуры число символов.<text:line-break/>def generate():<text:line-break/> <text:s text:c="3"/>while True:<text:line-break/> <text:s text:c="5"/>try:<text:line-break/> <text:s text:c="7"/>num_chars = int(input("Введите число символов: "))<text:line-break/> <text:s text:c="7"/>if num_chars &lt; 0:<text:line-break/> <text:s text:c="11"/>print("Числот символов должно быть &gt; <text:s/>или = 0 ")<text:line-break/> <text:s text:c="7"/>else:<text:line-break/> <text:s text:c="11"/>output_string = 'A ' * num_chars<text:line-break/> <text:s text:c="7"/>print(output_string)<text:line-break/> <text:s text:c="7"/>break<text:line-break/> <text:s text:c="5"/>except ValueError:<text:line-break/> <text:s text:c="7"/>print ("Ошибка, введите целое число")<text:line-break/>generate()</text:p>
      <text:p text:style-name="Standard"/>
      <text:p text:style-name="P2">Протокол работы программы:</text:p>
      <text:p text:style-name="P6">Введите число символов: 123</text:p>
      <text:p text:style-name="P6">A A A A A A A A A A A A A A A A A A A A A A A A A A A A A A A A A A A A A A A A A A A A A A A A A A A A A A A A A A A A A A A A A A A A A A A A A A A A A A A A A A A A A A A A A A A A A A A A A A A A A A A A A A A A A A A A A A A A A A A A A A A </text:p>
      <text:p text:style-name="P6"/>
      <text:p text:style-name="P2">Постановка задачи <text:span text:style-name="T1">5</text:span><text:span text:style-name="T6">.</text:span><text:span text:style-name="T7">2</text:span></text:p>
      <text:p text:style-name="P6">Описать функцию InvertDigits(K), меняющую порядок следования цифр целого положительного числа K на обратный (K — параметр целого типа, являющийся одновременно входным и выходным). С помощью этой функции поменять порядок следования цифр на обратный для каждого из пяти данных целых чисел.</text:p>
      <text:p text:style-name="P9">Тип алгоритма: <text:span text:style-name="T11">циклический.</text:span></text:p>
      <text:p text:style-name="P3">Текст программы:</text:p>
      <text:p text:style-name="Standard">#Описать функцию InvertDigits(K), меняющую порядок следования цифр целого<text:line-break/>#положительного числа K на обратный (K — параметр целого типа, являющийся<text:line-break/>#одновременно входным и выходным). С помощью этой функции поменять порядок<text:line-break/>#следования цифр на обратный для каждого из пяти данных целых чисел.<text:line-break/>def Digits(numbers):<text:line-break/> <text:s text:c="3"/>mas= []<text:line-break/> <text:s text:c="3"/>for num in numbers:<text:line-break/> <text:s text:c="7"/>mas.append(num%10*10 + num//10)<text:line-break/> <text:s text:c="3"/>return mas<text:line-break/>numbers = [12, 45, 67, 90, 23]<text:line-break/>print( "Исходный список: <text:s/>", numbers )<text:line-break/><text:soft-page-break/>result = Digits(numbers)<text:line-break/>print( "Итоговый список: <text:s/>", result )</text:p>
      <text:p text:style-name="Standard"/>
      <text:p text:style-name="Standard"/>
      <text:p text:style-name="P2">Протокол работы программы:</text:p>
      <text:p text:style-name="Standard">Исходный список: <text:s text:c="2"/>[12, 45, 67, 90, 23]</text:p>
      <text:p text:style-name="Standard">Итоговый список: <text:s text:c="2"/>[21, 54, 76, 9, 32]</text:p>
      <text:p text:style-name="Standard"/>
      <text:p text:style-name="P4">Вывод: <text:span text:style-name="T8">закрепи</text:span><text:span text:style-name="T9">ла</text:span><text:span text:style-name="T8"> усвоенные знания, понятия, алгоритмы, основные принципы составления программ, приобре</text:span><text:span text:style-name="T9">ла</text:span><text:span text:style-name="T8"> навыки составление программ с функциями в IDE PyCharm Community </text:span><text:span text:style-name="T10">и </text:span><text:span text:style-name="T8">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11T17:45:58.147680298</dc:date>
    <meta:editing-cycles>9</meta:editing-cycles>
    <meta:editing-duration>PT33M48S</meta:editing-duration>
    <meta:document-statistic meta:table-count="0" meta:image-count="0" meta:object-count="0" meta:page-count="2" meta:paragraph-count="19" meta:word-count="400" meta:character-count="2378" meta:non-whitespace-character-count="1879"/>
    <meta:user-defined meta:name="Поле 1"/>
    <meta:user-defined meta:name="Поле 2"/>
    <meta:user-defined meta:name="Поле 3"/>
    <meta:user-defined meta:name="Поле 4"/>
  </office:meta>
</office:document-meta>
</file>